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25in">
        <style:tab-stops/>
      </style:paragraph-properties>
      <style:text-properties fo:font-weight="bold" style:font-weight-asian="bold" style:font-weight-complex="bold" fo:font-size="20pt" style:font-size-asian="20pt" style:font-size-complex="20pt"/>
    </style:style>
    <style:style style:name="P2" style:parent-style-name="Normal" style:family="paragraph">
      <style:paragraph-properties fo:margin-left="0.25in">
        <style:tab-stops/>
      </style:paragraph-properties>
    </style:style>
    <style:style style:name="P3" style:parent-style-name="Normal" style:family="paragraph">
      <style:paragraph-properties fo:margin-left="0.25in">
        <style:tab-stops/>
      </style:paragraph-properties>
    </style:style>
    <style:style style:name="P4" style:parent-style-name="Normal" style:family="paragraph">
      <style:paragraph-properties fo:margin-left="0.25in">
        <style:tab-stops/>
      </style:paragraph-properties>
    </style:style>
    <style:style style:name="P5" style:parent-style-name="Normal" style:family="paragraph">
      <style:paragraph-properties fo:margin-left="0.25in">
        <style:tab-stops/>
      </style:paragraph-properties>
    </style:style>
    <style:style style:name="P6" style:parent-style-name="Normal" style:family="paragraph">
      <style:paragraph-properties fo:margin-left="0.25in">
        <style:tab-stops/>
      </style:paragraph-properties>
    </style:style>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Normal" style:family="paragraph">
      <style:paragraph-properties fo:margin-left="0.25in">
        <style:tab-stops/>
      </style:paragraph-properties>
    </style:style>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office:automatic-styles>
  <office:body>
    <office:text text:use-soft-page-breaks="true">
      <text:p text:style-name="P1">Carta a mi yo futuro</text:p>
      <text:p text:style-name="P2">A mi yo del futuro,</text:p>
      <text:p text:style-name="P3">Si estás leyendo esto, espero que te acuerdes de este año, porque sinceramente… ha sido uno de los mejores de tu vida.</text:p>
      <text:p text:style-name="P4">Ha pasado de todo. Has conocido a gente nueva, has vivido momentos muy buenos y también te has pegado con cosas que parecían imposibles. Pero al final, aquí estás.</text:p>
      <text:p text:style-name="P5">Te acuerdas de trabajos como el de la baldosa piezoeléctrica… qué locura. De esos que parecen un lío increíble pero luego te das cuenta de todo lo que aprendes por el camino. No todo ha sido fácil, ni mucho menos. Matlab te dio bastante guerra, no vamos a mentir… pero oye, se sacó adelante.</text:p>
      <text:p text:style-name="P6">Y hablando de cosas importantes: matrícula de honor en matemáticas. Eso no se te puede olvidar. Todo el esfuerzo tuvo recompensa.</text:p>
      <text:p text:style-name="P7">También acuérdate de lógica… madre mía. La que se lío. Pero lo mejor fue cuando la aprobaste. Menos mal, porque te quitaste un peso enorme de encima. Encima a casi todo el mundo le quedó, y vosotros ahí peleando. Incluso cuando fuisteis a hablar con el profe y un compañero llevó un documento impreso demostrando que no había plagio… momentos históricos.</text:p>
      <text:p text:style-name="P8">Y programación… un 10. Y el profe flipando y soltando: “Me quito el sombrero”. Eso se queda para siempre.</text:p>
      <text:p text:style-name="P9">En general, ha sido un año de mucho esfuerzo, pero también de muchas recompensas. Has demostrado que puedes con cosas difíciles, aunque al principio no lo parezca.</text:p>
      <text:p text:style-name="P10">Así que, yo del futuro, espero que no se te olvide todo esto. De dónde vienes, lo que has conseguido y de lo que eres capaz.</text:p>
      <text:p text:style-name="P11">A ver qué cosas más nos esperan.</text:p>
      <text:p text:style-name="P12">Tu yo del pasad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1" style:family="text">
      <style:text-properties style:font-name="Aptos Display" fo:font-weight="bold" style:font-weight-asian="bold" fo:color="#156082" fo:font-size="20pt" style:font-size-asian="20pt"/>
    </style:style>
    <style:style style:name="WW_CharLFO1LVL2" style:family="text">
      <style:text-properties style:font-name="Aptos Display" fo:font-weight="bold" style:font-weight-asian="bold" fo:color="#0F4761" fo:font-size="16pt" style:font-size-asian="16pt"/>
    </style:style>
    <style:style style:name="WW_CharLFO1LVL3" style:family="text">
      <style:text-properties style:font-name="Aptos Display" fo:font-weight="bold" style:font-weight-asian="bold" fo:color="#0F4761" fo:font-size="12pt" style:font-size-asian="12pt"/>
    </style:style>
    <text:list-style style:name="EstiloPropio" style:display-name="EstiloPropio">
      <text:list-level-style-number text:level="1" text:style-name="WW_CharLFO1LV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list-format-name="NLF0"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list-format-name="NLF0" style:num-format="1" text:start-value="11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fia Perez Puerta</meta:initial-creator>
    <dc:creator>Sofia Perez Puerta</dc:creator>
    <meta:creation-date>2026-03-22T13:17:00Z</meta:creation-date>
    <dc:date>2026-03-22T13:23:00Z</dc:date>
    <meta:template xlink:href="Normal.dotm" xlink:type="simple"/>
    <meta:editing-cycles>1</meta:editing-cycles>
    <meta:editing-duration>PT360S</meta:editing-duration>
    <meta:document-statistic meta:page-count="1" meta:paragraph-count="3" meta:word-count="238" meta:character-count="1544" meta:row-count="10" meta:non-whitespace-character-count="1309"/>
  </office:meta>
</office:document-meta>
</file>